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2086" officeooo:paragraph-rsid="00172086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8b10" officeooo:paragraph-rsid="00198b10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d3be6" officeooo:paragraph-rsid="001d3be6" style:font-size-asian="16pt" style:language-asian="zh" style:country-asian="CN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f3523" officeooo:paragraph-rsid="001f3523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Standard">
      <style:text-properties fo:font-size="17.1000003814697pt" fo:font-weight="normal" officeooo:rsid="0018b053" officeooo:paragraph-rsid="0018b053" style:font-size-asian="15pt" style:language-asian="zh" style:country-asian="CN" style:font-weight-asian="normal" style:font-size-complex="17.1000003814697pt" style:font-weight-complex="normal"/>
    </style:style>
    <style:style style:name="P6" style:family="paragraph" style:parent-style-name="Standard">
      <style:text-properties fo:font-size="17.1000003814697pt" fo:font-weight="normal" officeooo:rsid="001d3be6" officeooo:paragraph-rsid="001d3be6" style:font-size-asian="15pt" style:language-asian="zh" style:country-asian="CN" style:font-weight-asian="normal" style:font-size-complex="17.1000003814697pt" style:font-weight-complex="normal"/>
    </style:style>
    <style:style style:name="P7" style:family="paragraph" style:parent-style-name="Standard">
      <style:text-properties fo:font-size="17.1000003814697pt" fo:font-weight="bold" officeooo:rsid="0018b053" officeooo:paragraph-rsid="0018b053" style:font-size-asian="15pt" style:language-asian="zh" style:country-asian="CN" style:font-weight-asian="bold" style:font-size-complex="17.1000003814697pt" style:font-weight-complex="bold"/>
    </style:style>
    <style:style style:name="P8" style:family="paragraph" style:parent-style-name="Standard">
      <style:text-properties fo:font-size="17.1000003814697pt" fo:font-weight="bold" officeooo:rsid="001d3be6" officeooo:paragraph-rsid="001d3be6" style:font-size-asian="15pt" style:language-asian="zh" style:country-asian="CN" style:font-weight-asian="bold" style:font-size-complex="17.1000003814697pt" style:font-weight-complex="bold"/>
    </style:style>
    <style:style style:name="P9" style:family="paragraph" style:parent-style-name="Standard">
      <style:text-properties fo:font-size="17.1000003814697pt" fo:font-style="normal" fo:font-weight="normal" officeooo:rsid="001b8a67" officeooo:paragraph-rsid="001b8a67" style:font-size-asian="15pt" style:language-asian="zh" style:country-asian="CN" style:font-style-asian="normal" style:font-weight-asian="normal" style:font-size-complex="17.1000003814697pt" style:font-style-complex="normal" style:font-weight-complex="normal"/>
    </style:style>
    <style:style style:name="P10" style:family="paragraph" style:parent-style-name="Standard">
      <style:text-properties fo:font-size="17.1000003814697pt" fo:font-style="normal" fo:font-weight="normal" officeooo:rsid="001f3523" officeooo:paragraph-rsid="001f3523" style:font-size-asian="15pt" style:language-asian="zh" style:country-asian="CN" style:font-style-asian="normal" style:font-weight-asian="normal" style:font-size-complex="17.1000003814697pt" style:font-style-complex="normal" style:font-weight-complex="normal"/>
    </style:style>
    <style:style style:name="P11" style:family="paragraph" style:parent-style-name="Standard">
      <style:text-properties fo:font-size="17.1000003814697pt" fo:font-style="normal" fo:font-weight="bold" officeooo:rsid="001f3523" officeooo:paragraph-rsid="001f3523" style:font-size-asian="15pt" style:language-asian="zh" style:country-asian="CN" style:font-style-asian="normal" style:font-weight-asian="bold" style:font-size-complex="17.1000003814697pt" style:font-style-complex="normal" style:font-weight-complex="bold"/>
    </style:style>
    <style:style style:name="P12" style:family="paragraph" style:parent-style-name="Standard">
      <style:text-properties fo:color="#ff0000" fo:font-size="17.1000003814697pt" fo:font-weight="bold" officeooo:rsid="0018b053" officeooo:paragraph-rsid="0018b053" style:font-size-asian="15pt" style:language-asian="zh" style:country-asian="CN" style:font-weight-asian="bold" style:font-size-complex="17.1000003814697pt" style:font-weight-complex="bold"/>
    </style:style>
    <style:style style:name="P13" style:family="paragraph" style:parent-style-name="Standard">
      <style:text-properties fo:color="#ff0000" fo:font-size="17.1000003814697pt" fo:font-style="normal" fo:font-weight="normal" officeooo:rsid="001f3523" officeooo:paragraph-rsid="001f3523" style:font-size-asian="15pt" style:language-asian="zh" style:country-asian="CN" style:font-style-asian="normal" style:font-weight-asian="normal" style:font-size-complex="17.1000003814697pt" style:font-style-complex="normal" style:font-weight-complex="normal"/>
    </style:style>
    <style:style style:name="P14" style:family="paragraph" style:parent-style-name="Standard">
      <style:text-properties fo:color="#000000" fo:font-size="17.1000003814697pt" fo:font-style="normal" fo:font-weight="normal" officeooo:rsid="001b8a67" officeooo:paragraph-rsid="001b8a67" style:font-size-asian="15pt" style:language-asian="zh" style:country-asian="CN" style:font-style-asian="normal" style:font-weight-asian="normal" style:font-size-complex="17.1000003814697pt" style:font-style-complex="normal" style:font-weight-complex="normal"/>
    </style:style>
    <style:style style:name="P15" style:family="paragraph" style:parent-style-name="Standard">
      <style:text-properties fo:color="#000000" fo:font-size="17.1000003814697pt" fo:font-style="normal" fo:font-weight="bold" officeooo:rsid="001b8a67" officeooo:paragraph-rsid="001b8a67" style:font-size-asian="15pt" style:language-asian="zh" style:country-asian="CN" style:font-style-asian="normal" style:font-weight-asian="bold" style:font-size-complex="17.1000003814697pt" style:font-style-complex="normal" style:font-weight-complex="bold"/>
    </style:style>
    <style:style style:name="T1" style:family="text">
      <style:text-properties officeooo:rsid="00198b10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，</text:span>文件构造器</text:p>
      <text:p text:style-name="P7">//第一种文件构造器</text:p>
      <text:p text:style-name="P7">//创建文件的对象，建议使用</text:p>
      <text:p text:style-name="P7">File file=new File("F:\\An");//里面的参数放的是文件的路径</text:p>
      <text:p text:style-name="P7">//使用反斜杠路径</text:p>
      <text:p text:style-name="P12">File file1=new File("F:/An");</text:p>
      <text:p text:style-name="P7"><text:s text:c="4"/>System.out.println(file);</text:p>
      <text:p text:style-name="P5"><text:s text:c="7"/>System.out.println(file1);</text:p>
      <text:p text:style-name="P5"><text:s text:c="7"/>//第二种文件构造器</text:p>
      <text:p text:style-name="P5"><text:s text:c="7"/>File file2=new File("F:/","An");</text:p>
      <text:p text:style-name="P5"><text:s text:c="7"/>System.out.println(file2);</text:p>
      <text:p text:style-name="P5"><text:s text:c="7"/>//第三种文件构造器,创建文件的父级文件</text:p>
      <text:p text:style-name="P5"><text:s text:c="7"/>File file3=new File("F:/");</text:p>
      <text:p text:style-name="P5"><text:s text:c="7"/>File file4=new File(file3,"An");</text:p>
      <text:p text:style-name="P5"><text:s text:c="5"/>System.out.println(file4); <text:s/></text:p>
      <text:p text:style-name="P5"><text:tab/>}</text:p>
      <text:p text:style-name="P2">2，文件的创建</text:p>
      <text:p text:style-name="P4">1,绝对路径的文件创建</text:p>
      <text:p text:style-name="P9">//创建文件的对象</text:p>
      <text:p text:style-name="P9"><text:span text:style-name="T2">File file=new File("</text:span><text:a xlink:type="simple" xlink:href="file:///F:/aa.java" text:style-name="Internet_20_link" text:visited-style-name="Visited_20_Internet_20_Link">F:/aa.java</text:a><text:span text:style-name="T2">");/</text:span>/里面的参数放的是文件的路径</text:p>
      <text:p text:style-name="P9">//根据对象来创建文件,如果文件已经存在就会返回false</text:p>
      <text:p text:style-name="P9">boolean ise=file.<text:span text:style-name="T2">createNewFile();/</text:span>/出现异常往外抛</text:p>
      <text:p text:style-name="P9"><text:tab/><text:tab/>System.out.println(ise);</text:p>
      <text:p text:style-name="P15"><text:s/>//创建目录(文件夹)</text:p>
      <text:p text:style-name="P14">File file1=new File("F:/我的目录");</text:p>
      <text:p text:style-name="P15">//单击目录创建</text:p>
      <text:p text:style-name="P14">boolean ise2=file1.<text:span text:style-name="T2">mkdir();</text:span></text:p>
      <text:p text:style-name="P14"><text:tab/><text:tab/>System.out.println(ise2);</text:p>
      <text:p text:style-name="P15">//多级目录创建mkdir加s</text:p>
      <text:p text:style-name="P14">File file2=new File("F:/我的目录/目录1/目录11");</text:p>
      <text:p text:style-name="P14"><text:tab/><text:tab/>//单击目录创建</text:p>
      <text:p text:style-name="P14"><text:tab/><text:tab/>boolean ise3=file2.<text:span text:style-name="T2">mkdirs();</text:span></text:p>
      <text:p text:style-name="P9"><text:tab/><text:tab/>System.out.println(ise3);</text:p>
      <text:p text:style-name="P11">2,相对路经的文件创建</text:p>
      <text:p text:style-name="P10">//使用相对路经来创建文件，不指定盘符，相对路径就是项目工程文件夹</text:p>
      <text:p text:style-name="P13"><text:s/>File file=new File("a.txt");</text:p>
      <text:p text:style-name="P10"><text:s/>//file.createNewFile();</text:p>
      <text:p text:style-name="P10"><text:soft-page-break/><text:s/>//使用相对路径来创建目录</text:p>
      <text:p text:style-name="P10"><text:s/>File file1=new File("aa");</text:p>
      <text:p text:style-name="P10"><text:s/>//file1.mkdirs();</text:p>
      <text:p text:style-name="P10">file.delete();</text:p>
      <text:p text:style-name="P10">file1.delete();</text:p>
      <text:p text:style-name="P10">//在package里面来创建文件</text:p>
      <text:p text:style-name="P10">File file2=new File("src/stuy3/ha.mp3");</text:p>
      <text:p text:style-name="P10">file2.createNewFile();</text:p>
      <text:p text:style-name="P10">file2.delete();</text:p>
      <text:p text:style-name="P3">4,文件的删除</text:p>
      <text:p text:style-name="P6"><text:s text:c="6"/><text:span text:style-name="T3"><text:s text:c="4"/>删除文件</text:span></text:p>
      <text:p text:style-name="P8">文件对象.delete()删除</text:p>
      <text:p text:style-name="P6"><text:tab/> <text:s text:c="4"/>boolean isd=file.<text:span text:style-name="T2">delete();</text:span></text:p>
      <text:p text:style-name="P6"><text:tab/> <text:s text:c="4"/>System.out.println(isd);*/</text:p>
      <text:p text:style-name="P6"><text:tab/><text:tab/>//如果目录中非空就删不了,一定是空目录才可以删除</text:p>
      <text:p text:style-name="P6"><text:tab/><text:tab/>File file1=new File("F:/我的目录");</text:p>
      <text:p text:style-name="P6"><text:tab/><text:tab/>boolean ise1=file1.mkdir();//出现异常往外抛</text:p>
      <text:p text:style-name="P6"><text:tab/><text:tab/>System.out.println(ise1);</text:p>
      <text:p text:style-name="P6"><text:tab/><text:tab/></text:p>
      <text:p text:style-name="P6"><text:tab/><text:tab/>boolean is=file1.delete();</text:p>
      <text:p text:style-name="P6"><text:tab/><text:tab/>System.out.println(i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25S</meta:editing-duration>
    <meta:editing-cycles>7</meta:editing-cycles>
    <meta:generator>LibreOffice/5.3.0.3$Windows_X86_64 LibreOffice_project/7074905676c47b82bbcfbea1aeefc84afe1c50e1</meta:generator>
    <dc:date>2017-12-27T15:20:43.653000000</dc:date>
    <meta:document-statistic meta:table-count="0" meta:image-count="0" meta:object-count="0" meta:page-count="2" meta:paragraph-count="58" meta:word-count="379" meta:character-count="1357" meta:non-whitespace-character-count="1214"/>
    <meta:user-defined meta:name="Info 1"/>
    <meta:user-defined meta:name="Info 2"/>
    <meta:user-defined meta:name="Info 3"/>
    <meta:user-defined meta:name="Info 4"/>
  </office:meta>
</office:document-meta>
</file>